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448" officeooo:paragraph-rsid="0016b44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6b448" officeooo:paragraph-rsid="0016b44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890fd" officeooo:paragraph-rsid="001890fd"/>
    </style:style>
    <style:style style:name="T1" style:family="text">
      <style:text-properties officeooo:rsid="00189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êmico: PAULO ROBERTO NOGUEIRA</text:p>
      <text:p text:style-name="P1"/>
      <text:p text:style-name="P2"><text:tab/>Há <text:span text:style-name="T1">aqui uma leitura interessante e muito esclarecedora, onde do ponto de vista do autor não se deve responder ou mesmo tentar formular a pergunta “o que é filosofia”. Há diversas culturas que convergem em pensamentos filosoficos mas que não necessariamente são de fato um pensamento desse tipo. Autores discorrem sobre como agir em deteminadas situações, se devem aplicar a filosofia tal como era aplicada e entendida no passado, com o argumento, que a meu ver faz todo sentido, que se deve conhecer filosofia, não somente a conteporanea, para praticar a filosofia. A observancia, nunca tive essa oportunidade, do agir do filosofo talvez faça mais sentido e seja mais facil compreender o que é do que como ele o faz, assim o autor conclui que não ha somente uma resposta para a pergunta feita, tao somente inicia o pensamento filsofico tal observancia, digo como um leigo olhando um profissional trabalhar, isso vai iniciar em mim o desejo de conhecer mais sobre o assunto e sobre eventuais técnicas empregadas na ação. A reflexão acerca das caracteristicas do mundo e a interação humana com ele também é citada pelo autor como uma consequencia desse desejo, logo a filosofia não pode ser compreendida simplesmente respondendo a uma simples pergunta, do mesmo modo uma pintura ou musica pode ser vista somente como tinta e acordes.</text:span></text:p>
      <text:p text:style-name="P3"><text:tab/>Existe a preocupação, ainda, de que a filosofia esteja concentrada em ninchos academicos, sendo isso bom e ruim, uma vez que há uma proteção e uma pratica por pessoas estudiosas mas em certo modo, palavras minhas, robotiza os filosofos e não os fazem pensar de modo aberto e sim presos a outras reflexoes do passado a cerca de determinado assunto que estejam encarando.</text:p>
      <text:p text:style-name="P3">Por fim compreendi depois das 17 paginas, que podemos aplicar o pensamento filosofico a muitos aspectos da vida sobretudo a educação, uma vez que não ha o que tratar ou responde, ha somente a tentativa de compreeder a fundo e chegar a conclusão aplicando a filosofia moderadamente de acordo com seu conhecimento sobre o assu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10T14:30:05.810020606</meta:creation-date>
    <dc:date>2023-08-19T19:29:45.685646748</dc:date>
    <meta:editing-duration>PT44M25S</meta:editing-duration>
    <meta:editing-cycles>2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4" meta:word-count="343" meta:character-count="2063" meta:non-whitespace-character-count="1722"/>
  </office:meta>
</office:document-meta>
</file>